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ugging gioco da tavolo “Monopoly”</text:p>
      <text:p text:style-name="P1"/>
      <text:p text:style-name="P5">Fasi del Debugging:</text:p>
      <text:p text:style-name="P2"/>
      <text:p text:style-name="P3">-WindowInizioPartita:</text:p>
      <text:p text:style-name="P4">La view iniziale non presentava un grande numero di difetti, era comunque affetta da un problema visivo con la dimensione della finestra e posizione degli oggetti dell'interfaccia. Il funzionamento dei vari elementi era corretto.</text:p>
      <text:p text:style-name="P3"/>
      <text:p text:style-name="P3">-MainWindow:</text:p>
      <text:p text:style-name="P4">Il gioco principale ha necessitato per finalità di testing l'inserimento di alcune scorciatoie da tastiera per controllare alcune funzionalità, ma non sembrano esserci problemi con il funzionamento dopo averlo testato abbondantemente.</text:p>
      <text:p text:style-name="P3"/>
      <text:p text:style-name="P3">-WindowStrutture:</text:p>
      <text:p text:style-name="P4">La view per l'acquisto delle strutture è molto semplice visivamente e quindi non ha richiesto molto tempo per il debugging, e il suo comportamento sembra essere quello previsto.</text:p>
      <text:p text:style-name="P3"/>
      <text:p text:style-name="P3">-WindowIpoteca:</text:p>
      <text:p text:style-name="P4">La view utilizzata per ipotecare le proprietà non ha presentato alcun difetto durante la procedura di testing e ha richiesto poco tempo perchè, similmente a quella per le strutture, viene presentata con un interfaccia sempl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0T20:32:14.15</meta:creation-date>
    <dc:date>2017-05-20T21:01:40.92</dc:date>
    <meta:editing-duration>PT12M2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0" meta:word-count="140" meta:character-count="987"/>
  </office:meta>
</office:document-meta>
</file>